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46d" officeooo:paragraph-rsid="0016046d"/>
    </style:style>
    <style:style style:name="P2" style:family="paragraph" style:parent-style-name="Standard">
      <style:paragraph-properties fo:text-align="start" style:justify-single-word="false"/>
      <style:text-properties officeooo:rsid="0016046d" officeooo:paragraph-rsid="0016046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rsid="0016046d" officeooo:paragraph-rsid="0016046d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16046d" officeooo:paragraph-rsid="0016046d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text-underline-style="none" officeooo:rsid="0016046d" officeooo:paragraph-rsid="0016046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1629a5" officeooo:paragraph-rsid="001629a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6046d" officeooo:paragraph-rsid="0016046d"/>
    </style:style>
    <style:style style:name="P8" style:family="paragraph" style:parent-style-name="Standard">
      <style:paragraph-properties fo:text-align="center" style:justify-single-word="false"/>
      <style:text-properties officeooo:rsid="0016046d" officeooo:paragraph-rsid="0016046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7a736" officeooo:paragraph-rsid="0017a736"/>
    </style:style>
    <style:style style:name="P10" style:family="paragraph" style:parent-style-name="Standard" style:list-style-name="L1">
      <style:paragraph-properties fo:text-align="start" style:justify-single-word="false"/>
      <style:text-properties fo:color="#ed1c24" officeooo:rsid="0016046d" officeooo:paragraph-rsid="0016046d"/>
    </style:style>
    <style:style style:name="P11" style:family="paragraph" style:parent-style-name="Standard">
      <style:paragraph-properties fo:text-align="start" style:justify-single-word="false"/>
      <style:text-properties officeooo:rsid="001ce357" officeooo:paragraph-rsid="001ce357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046d" officeooo:paragraph-rsid="0016046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e357" officeooo:paragraph-rsid="001ce357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e357" officeooo:paragraph-rsid="001ce357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solid" style:text-line-through-type="single" style:text-underline-style="none"/>
    </style:style>
    <style:style style:name="T4" style:family="text">
      <style:text-properties officeooo:rsid="0018e177"/>
    </style:style>
    <style:style style:name="T5" style:family="text">
      <style:text-properties officeooo:rsid="001ce3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sta de <text:span text:style-name="T5">Problemas/Consideraciones</text:span>.</text:p>
      <text:p text:style-name="P1"/>
      <text:p text:style-name="P13">Jonathan Torrico</text:p>
      <text:p text:style-name="P13"/>
      <text:p text:style-name="P14">Aclaracion:</text:p>
      <text:p text:style-name="P1"/>
      <text:p text:style-name="P11">Aca se detalla los problemas con los que me encontre a medida que desarrolle el juego, tambien se agregaron items que pueden ser consideraciones para agregar al proyecto, si un item esta tachado, significa que ha sido arreglado/implementado.</text:p>
      <text:p text:style-name="P1"/>
      <text:list xml:id="list836098181" text:style-name="L1">
        <text:list-item>
          <text:p text:style-name="P4">No se reproduce el sonido de muerte cuando el jugador llega a 0HP</text:p>
        </text:list-item>
      </text:list>
      <text:p text:style-name="P3"/>
      <text:list xml:id="list211347598845658" text:continue-numbering="true" text:style-name="L1">
        <text:list-item>
          <text:p text:style-name="P7"><text:span text:style-name="T3">Hacer que los enemigos no persigan al jugador desde el comienzo del nivel, ya que da la sensación de que saben donde se encuentra a pesar de que no lo ven.</text:span><text:span text:style-name="T2"> (Workaround con Múltiples Áreas de Pathfinding).</text:span></text:p>
        </text:list-item>
      </text:list>
      <text:p text:style-name="P2"/>
      <text:list xml:id="list211345969268843" text:continue-numbering="true" text:style-name="L1">
        <text:list-item>
          <text:p text:style-name="P4">Implementar Raycast (no se si es posible en 2d) para detectar al jugador a través de rango de vista.<text:span text:style-name="T1">(Workaround usando al jugador como destino de Pathfinding).</text:span></text:p>
        </text:list-item>
      </text:list>
      <text:p text:style-name="P2"/>
      <text:list xml:id="list211346354988516" text:continue-numbering="true" text:style-name="L1">
        <text:list-item>
          <text:p text:style-name="P4">Arreglar animaciones.</text:p>
        </text:list-item>
      </text:list>
      <text:p text:style-name="P2"/>
      <text:list xml:id="list211346610646536" text:continue-numbering="true" text:style-name="L1">
        <text:list-item>
          <text:p text:style-name="P4">Cambiar el modo en que los sonidos se reproducen, ahora se escucha un pequeño pitido al finalizar cada sonido, se corta completamente cuando el jugador dispara un arma y cambia a otra.</text:p>
        </text:list-item>
      </text:list>
      <text:p text:style-name="P2"/>
      <text:list xml:id="list211345950327770" text:continue-numbering="true" text:style-name="L1">
        <text:list-item>
          <text:p text:style-name="P7">Implementar sonidos para los enemigos.</text:p>
        </text:list-item>
      </text:list>
      <text:p text:style-name="P2"/>
      <text:list xml:id="list211347923819816" text:continue-numbering="true" text:style-name="L1">
        <text:list-item>
          <text:p text:style-name="P5">Sincronizar el tiempo necesario que el jugador tiene que esperar cuando recarga un arma, a pesar de que lo cambio, ya sea en el inspector o directamente en el script, los valores no se actualizan en cada ejecución.</text:p>
        </text:list-item>
      </text:list>
      <text:p text:style-name="P2"/>
      <text:list xml:id="list211347522435488" text:continue-numbering="true" text:style-name="L1">
        <text:list-item>
          <text:p text:style-name="P4">Construir por lo menos dos niveles mas.</text:p>
        </text:list-item>
      </text:list>
      <text:p text:style-name="P3"/>
      <text:list xml:id="list211345927196793" text:continue-numbering="true" text:style-name="L1">
        <text:list-item>
          <text:p text:style-name="P6">Arreglar abuso de limites del Grafico de Pathfinding.</text:p>
          <text:p text:style-name="P6"/>
        </text:list-item>
        <text:list-item>
          <text:p text:style-name="P9">Carpeta del proyecto es demasiado grande (<text:span text:style-name="T4">2.51</text:span> gb <text:span text:style-name="T4">en 30.603 archivos</text:span>) a comparación del juego construido (promedio de 180 mb <text:span text:style-name="T4">en 150 archivos</text:span>).</text:p>
        </text:list-item>
      </text:list>
      <text:p text:style-name="P2"/>
      <text:list xml:id="list211346829710488" text:continue-numbering="true" text:style-name="L1">
        <text:list-item>
          <text:p text:style-name="P10">Configurar opciones del constructor para ver si existe soporte para OpenGL 1.5. (Imposible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4:26:18.637000000</meta:creation-date>
    <dc:date>2018-07-07T21:13:45.759000000</dc:date>
    <meta:editing-duration>PT15M30S</meta:editing-duration>
    <meta:editing-cycles>6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6" meta:word-count="260" meta:character-count="1525" meta:non-whitespace-character-count="1292"/>
  </office:meta>
</office:document-meta>
</file>